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3" style:family="paragraph" style:parent-style-name="Heading_20_1">
      <style:paragraph-properties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" style:family="text">
      <style:text-properties style:text-position="-8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or in {1, 2, ..., N}</text:h>
      <text:h text:style-name="P2" text:outline-level="1"><text:s text:c="2"/>k &lt;----- random in {1, 2, 3}</text:h>
      <text:h text:style-name="P3" text:outline-level="1"><text:s text:c="2"/>x<text:span text:style-name="T1">i</text:span> &lt;----- 0.5x<text:span text:style-name="T1">i-1</text:span> + k-1</text:h>
      <text:h text:style-name="P3" text:outline-level="1"><text:s text:c="2"/>y<text:span text:style-name="T1">i</text:span> &lt;----- 0.5x<text:span text:style-name="T1">i-1</text:span></text:h>
      <text:h text:style-name="P3" text:outline-level="1"><text:s text:c="2"/>if k is 2, y<text:span text:style-name="T1">i</text:span> &lt;----- y<text:span text:style-name="T1">i</text:span> + 2</text:h>
      <text:h text:style-name="P1" text:outline-level="1">plot dots for (x, y)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5:08:44.797000000</meta:creation-date>
    <dc:date>2024-12-07T15:10:25.690000000</dc:date>
    <meta:editing-duration>PT1M42S</meta:editing-duration>
    <meta:editing-cycles>1</meta:editing-cycles>
    <meta:document-statistic meta:table-count="0" meta:image-count="0" meta:object-count="0" meta:page-count="1" meta:paragraph-count="6" meta:word-count="35" meta:character-count="144" meta:non-whitespace-character-count="107"/>
    <meta:generator>LibreOffice/24.8.0.3$Windows_X86_64 LibreOffice_project/0bdf1299c94fe897b119f97f3c613e9dca6be583</meta:generator>
  </office:meta>
</office:document-meta>
</file>